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da19e" fo:background-color="transparent"/>
    </style:style>
    <style:style style:name="P4" style:family="paragraph" style:parent-style-name="Standard">
      <style:paragraph-properties style:line-height-at-least="0.503cm"/>
      <style:text-properties fo:color="#000000" fo:background-color="transparent"/>
    </style:style>
    <style:style style:name="P5" style:family="paragraph" style:parent-style-name="Standard">
      <style:paragraph-properties style:line-height-at-least="0.503cm"/>
      <style:text-properties fo:color="#000000" officeooo:paragraph-rsid="001759a5" fo:background-color="transparent"/>
    </style:style>
    <style:style style:name="P6" style:family="paragraph" style:parent-style-name="Standard">
      <style:paragraph-properties style:line-height-at-least="0.503cm"/>
      <style:text-properties fo:color="#000000" officeooo:paragraph-rsid="002330ec" fo:background-color="transparent"/>
    </style:style>
    <style:style style:name="P7" style:family="paragraph" style:parent-style-name="Standard">
      <style:paragraph-properties style:line-height-at-least="0.503cm"/>
      <style:text-properties fo:color="#ed1c24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 fo:break-before="page"/>
      <style:text-properties fo:color="#000000" officeooo:paragraph-rsid="002330ec" fo:background-color="transparent"/>
    </style:style>
    <style:style style:name="T1" style:family="text">
      <style:text-properties fo:color="#000000" style:font-name="Droid Sans Mono" fo:font-size="10.5pt" fo:font-weight="normal" fo:background-color="transparent" loext:char-shading-value="0"/>
    </style:style>
    <style:style style:name="T2" style:family="text">
      <style:text-properties fo:color="#000000" style:font-name="Droid Sans Mono" fo:font-size="10.5pt" fo:font-style="italic" fo:font-weight="normal" fo:background-color="transparent" loext:char-shading-value="0" style:font-style-asian="italic" style:font-style-complex="italic"/>
    </style:style>
    <style:style style:name="T3" style:family="text">
      <style:text-properties officeooo:rsid="001551ff"/>
    </style:style>
    <style:style style:name="T4" style:family="text">
      <style:text-properties officeooo:rsid="001759a5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style="italic" style:font-style-asian="italic" style:font-style-complex="italic"/>
    </style:style>
    <style:style style:name="T7" style:family="text">
      <style:text-properties officeooo:rsid="001ba658"/>
    </style:style>
    <style:style style:name="T8" style:family="text">
      <style:text-properties officeooo:rsid="001cd906"/>
    </style:style>
    <style:style style:name="T9" style:family="text">
      <style:text-properties officeooo:rsid="001da19e"/>
    </style:style>
    <style:style style:name="T10" style:family="text">
      <style:text-properties officeooo:rsid="001e5239"/>
    </style:style>
    <style:style style:name="T11" style:family="text">
      <style:text-properties fo:color="#ed1c24"/>
    </style:style>
    <style:style style:name="T12" style:family="text">
      <style:text-properties fo:color="#ed1c24" style:font-name="Droid Sans Mono" fo:font-size="10.5pt" fo:font-weight="normal" fo:background-color="transparent" loext:char-shading-value="0"/>
    </style:style>
    <style:style style:name="T13" style:family="text">
      <style:text-properties officeooo:rsid="0023ee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--------------------------------------------------------------------------------------------------------------------------</text:p>
      <text:p text:style-name="P4"/>
      <text:p text:style-name="P4">//Emisor</text:p>
      <text:p text:style-name="P4"/>
      <text:p text:style-name="P4">//Emisor</text:p>
      <text:p text:style-name="P4">/* 1 canal NRF 24 TRANSMISOR ejemplo.</text:p>
      <text:p text:style-name="P4">   Módulo // ESP8266</text:p>
      <text:p text:style-name="P4">     GND -&gt; GND</text:p>
      <text:p text:style-name="P4">     Vcc -&gt; 3.3V</text:p>
      <text:p text:style-name="P4">     CE -&gt; D4 (GPIO 02)</text:p>
      <text:p text:style-name="P4">     CSN -&gt; D8 (GPIO 15)</text:p>
      <text:p text:style-name="P4">     SLK -&gt; D5 (GPIO 14)</text:p>
      <text:p text:style-name="P4">     MOSI -&gt; D7 (GPIO 13)</text:p>
      <text:p text:style-name="P4">     MISO -&gt; D6 (GPIO 12)</text:p>
      <text:p text:style-name="P4">  */</text:p>
      <text:p text:style-name="P4">#include &lt;Arduino.h&gt;</text:p>
      <text:p text:style-name="P4">#include &lt;SPI.h&gt;</text:p>
      <text:p text:style-name="P4">#include &lt;nRF24L01.h&gt; </text:p>
      <text:p text:style-name="P4">#include &lt;RF24.h&gt; </text:p>
      <text:p text:style-name="P4">/*Crear una dirección única. El receptor tiene que</text:p>
      <text:p text:style-name="P4">usar el mismo código único */ </text:p>
      <text:p text:style-name="P4">const uint64_t pipeOut = 0xE8E8F0F0E1LL; //IMPORTANTE: ¡Lo mismo que en el receptor!!!!</text:p>
      <text:p text:style-name="P4">/*Crea la estructura de datos que enviaremos</text:p>
      <text:p text:style-name="P4">El tamaño de esta estructura no debe exceder los 32 bytes.</text:p>
      <text:p text:style-name="P4">Esto nos da hasta 32 canales de 8 bits */</text:p>
      <text:p text:style-name="P4">RF24 radio(2,15); // selecciona los pines CE y CSN</text:p>
      <text:p text:style-name="P4">struct MyData { <text:s/>//Variablles a sensar en la tarjeta</text:p>
      <text:p text:style-name="P4"><text:s text:c="4"/>byte pot_value;</text:p>
      <text:p text:style-name="P4"><text:s text:c="4"/>byte entrada_prueba;</text:p>
      <text:p text:style-name="P4"><text:s text:c="4"/>byte signal;</text:p>
      <text:p text:style-name="P4">};</text:p>
      <text:p text:style-name="P4">MyData data;</text:p>
      <text:p text:style-name="P4"/>
      <text:p text:style-name="P4">//Esta función solo establecerá el valor de las variables en 0 si se pierde la conexión ...</text:p>
      <text:p text:style-name="P4">void resetData() </text:p>
      <text:p text:style-name="P4">{</text:p>
      <text:p text:style-name="P4"><text:s text:c="4"/>data.pot_value = 0; </text:p>
      <text:p text:style-name="P4"><text:s text:c="4"/>data.entrada_prueba = 0; </text:p>
      <text:p text:style-name="P4"><text:s text:c="4"/>data.signal = <text:span text:style-name="T13">1</text:span>; </text:p>
      <text:p text:style-name="P4">}</text:p>
      <text:p text:style-name="P4"/>
      <text:p text:style-name="P4">void setup()</text:p>
      <text:p text:style-name="P4">{</text:p>
      <text:p text:style-name="P4"><text:s text:c="4"/>Serial.begin(9600); //Velocidad del monitor en serie</text:p>
      <text:p text:style-name="P4"><text:s text:c="4"/>//Comienza todo</text:p>
      <text:p text:style-name="P4"><text:s text:c="4"/>radio.begin(); /* Comience la operación del chip</text:p>
      <text:p text:style-name="P4"><text:s text:c="4"/>Llame a esto en setup (), antes de llamar a cualquier otro método.</text:p>
      <text:p text:style-name="P4"><text:soft-page-break/><text:s text:c="4"/>@code radio.begin () @endcode */</text:p>
      <text:p text:style-name="P4"><text:s text:c="4"/>radio.setAutoAck(false); /* Habilitar o deshabilitar paquetes de reconocimiento automático</text:p>
      <text:p text:style-name="P4"><text:s text:c="4"/>Esto está habilitado de forma predeterminada, por lo que solo es necesario si desea activar</text:p>
      <text:p text:style-name="P4"><text:s text:c="4"/>fuera por alguna razón.</text:p>
      <text:p text:style-name="P4"><text:s text:c="4"/>@param enable Si habilitar (verdadero) o deshabilitar (falso) auto-ack */</text:p>
      <text:p text:style-name="P4"><text:s text:c="4"/>radio.setDataRate(RF24_250KBPS);/*Establecer la velocidad de transmisión de datos (RF24_250KBPS)</text:p>
      <text:p text:style-name="P4"><text:s text:c="4"/>La configuración de @warning RF24_250KBPS fallará para otras velocidades</text:p>
      <text:p text:style-name="P4"><text:s text:c="4"/>@param velocidad RF24_250KBPS para 250kbs, RF24_1MBPS para 1Mbps o RF24_2MBPS para 2Mbps*/</text:p>
      <text:p text:style-name="P4"><text:s text:c="4"/>radio.openWritingPipe(pipeOut);/*Abre una pipa para escribir</text:p>
      <text:p text:style-name="P4"><text:s text:c="4"/>@note Para compatibilidad solo con código antiguo, vea la nueva función</text:p>
      <text:p text:style-name="P4"><text:s text:c="4"/>Las direcciones son valores hexadecimales de 40 bits, por ejemplo:</text:p>
      <text:p text:style-name="P4"><text:s text:c="4"/>@código</text:p>
      <text:p text:style-name="P4"><text:s text:c="4"/>openWritingPipe (0xF0F0F0F0F0);</text:p>
      <text:p text:style-name="P4"><text:s text:c="4"/>@endcode</text:p>
      <text:p text:style-name="P4"><text:s text:c="4"/>@param address La dirección de 40 bits del canal para abrir.*/</text:p>
      <text:p text:style-name="P4"><text:s text:c="4"/>resetData();</text:p>
      <text:p text:style-name="P4">}</text:p>
      <text:p text:style-name="P4"/>
      <text:p text:style-name="P4">/**************************************************/</text:p>
      <text:p text:style-name="P4"/>
      <text:p text:style-name="P4">// Devuelve un valor corregido para una lectura analógica de potenciómetro</text:p>
      <text:p text:style-name="P4">// Mapeará el valor de 0 a 1024 a 1 a 255</text:p>
      <text:p text:style-name="P4">int mapPotentiometers(int val, int lower, int middle, int upper, bool reverse)</text:p>
      <text:p text:style-name="P4">// LOWER = INFERIOR, MIDDLE = MEDIO, UPPER = SUPERIOR, REVERSE = INVERSO o LO CONTRARIO</text:p>
      <text:p text:style-name="P4">{ // Si nada de esto se ingresa, mostrará un valor de 0 a 255 hasta los 512 espacios y se reinicia de 0 a 255 de 513 a los 1024 espacios de memoria.</text:p>
      <text:p text:style-name="P4"><text:s text:c="4"/>val = constrain(val, lower, upper); //COMPRIMIR</text:p>
      <text:p text:style-name="P4"><text:s text:c="4"/>if ( val &lt; middle ) // SI EL VALOR ES INFERIOR A DE "MEDIO"</text:p>
      <text:p text:style-name="P4"><text:s text:c="8"/>val = map(val, lower, middle, 0, 128); //</text:p>
      <text:p text:style-name="P4"><text:s text:c="4"/>else</text:p>
      <text:p text:style-name="P4"><text:s text:c="8"/>val = map(val, middle, upper, 128, 255);</text:p>
      <text:p text:style-name="P4"><text:s text:c="4"/>return ( reverse ? 255 - val : val ); <text:s/>/* SI ESTO NO SE AGREGA, </text:p>
      <text:p text:style-name="P4"><text:s text:c="4"/>LA SEÑAL SE INVIERTE, ADEMAS NO LLEGA AL VALOR DE 0 */</text:p>
      <text:p text:style-name="P4">}</text:p>
      <text:p text:style-name="P4"/>
      <text:p text:style-name="P4">void loop(){</text:p>
      <text:p text:style-name="P4"><text:s text:c="4"/>data.pot_value = mapPotentiometers(analogRead(A0), 0, 512, 1024, true); </text:p>
      <text:p text:style-name="P4"><text:s text:c="4"/>data.entrada_prueba = digitalRead(4);</text:p>
      <text:p text:style-name="P4"><text:s text:c="4"/>data.signal = digitalRead(4);</text:p>
      <text:p text:style-name="P4"><text:s text:c="4"/>radio.write(&amp;data, sizeof(MyData));</text:p>
      <text:p text:style-name="P4"><text:s text:c="4"/>Serial.print("Potentiometer: "); Serial.println(data.pot_value);</text:p>
      <text:p text:style-name="P4">}</text:p>
      <text:p text:style-name="P8">//--------------------------------------------------------------------------------------------------------------------------</text:p>
      <text:p text:style-name="P6"/>
      <text:p text:style-name="P5">// Receptor</text:p>
      <text:p text:style-name="P5">/* 1 canal NRF 24 TRANSMISOR ejemplo.</text:p>
      <text:p text:style-name="P5">   Módulo // ESP8266</text:p>
      <text:p text:style-name="P5">     GND -&gt; GND</text:p>
      <text:p text:style-name="P5">     Vcc -&gt; 3.3V</text:p>
      <text:p text:style-name="P5">     CE -&gt; D4 (GPIO 02)</text:p>
      <text:p text:style-name="P5">     CSN -&gt; D8 (GPIO 15)</text:p>
      <text:p text:style-name="P5">     SLK -&gt; D5 (GPIO 14)</text:p>
      <text:p text:style-name="P5">     MOSI -&gt; D7 (GPIO 13)</text:p>
      <text:p text:style-name="P5">     MISO -&gt; D6 (GPIO 12)</text:p>
      <text:p text:style-name="P5">  */</text:p>
      <text:p text:style-name="P5">#include &lt;Arduino.h&gt;</text:p>
      <text:p text:style-name="P5">#include &lt;SPI.h&gt;</text:p>
      <text:p text:style-name="P5">#include &lt;nRF24L01.h&gt;</text:p>
      <text:p text:style-name="P5">#include &lt;RF24.h&gt; </text:p>
      <text:p text:style-name="P5">/*Crear una dirección única. El emisor tiene que</text:p>
      <text:p text:style-name="P5">usar el mismo código único */ </text:p>
      <text:p text:style-name="P5">const uint64_t pipeIn = 0xE8E8F0F0E1LL; //IMPORTANTE: ¡Lo mismo que en el emisor!!!!</text:p>
      <text:p text:style-name="P5">/*//////////////////////////////////////////////////////*/</text:p>
      <text:p text:style-name="P5"/>
      <text:p text:style-name="P5">/*Crea la estructura de datos que enviaremos</text:p>
      <text:p text:style-name="P5">El tamaño de esta estructura no debe exceder los 32 bytes.</text:p>
      <text:p text:style-name="P5">Esto nos da hasta 32 canales de 8 bits */</text:p>
      <text:p text:style-name="P5">RF24 radio(2,15); // selecciona los pines CE y CSN</text:p>
      <text:p text:style-name="P5">struct MyData {</text:p>
      <text:p text:style-name="P5"><text:s text:c="4"/>byte pot_value; <text:s/>//Valor Análogo</text:p>
      <text:p text:style-name="P5"><text:s text:c="4"/>byte entrada_prueba; <text:s/>//Valor Digital</text:p>
      <text:p text:style-name="P5"><text:s text:c="4"/>byte signal; <text:s/>//Indicador de señal</text:p>
      <text:p text:style-name="P5">};</text:p>
      <text:p text:style-name="P5">//Variables de salida</text:p>
      <text:p text:style-name="P5">int Led_Yellow = 4;</text:p>
      <text:p text:style-name="P5">int Led_Green = 0;</text:p>
      <text:p text:style-name="P5">int Led_Red = 5; </text:p>
      <text:p text:style-name="P5"/>
      <text:p text:style-name="P5">MyData data;</text:p>
      <text:p text:style-name="P5"/>
      <text:p text:style-name="P5">//Esta función solo establecerá el valor de nuestras variables de comunicación si se pierde la conexión ...</text:p>
      <text:p text:style-name="P5">void resetData() {</text:p>
      <text:p text:style-name="P5"><text:s text:c="4"/>data.pot_value = 0; </text:p>
      <text:p text:style-name="P5"><text:s text:c="4"/>data.entrada_prueba = 0; </text:p>
      <text:p text:style-name="P5"><text:s text:c="4"/>data.signal=1;</text:p>
      <text:p text:style-name="P5">}</text:p>
      <text:p text:style-name="P5"/>
      <text:p text:style-name="P5">void setup(){ </text:p>
      <text:p text:style-name="P5"><text:soft-page-break/><text:s text:c="4"/>pinMode(Led_Yellow,OUTPUT);</text:p>
      <text:p text:style-name="P5"><text:s text:c="4"/>pinMode(Led_Green,OUTPUT);</text:p>
      <text:p text:style-name="P5"><text:s text:c="4"/>pinMode(Led_Red,OUTPUT);</text:p>
      <text:p text:style-name="P5"><text:s text:c="4"/>Serial.begin(9600); //Velocidad del monitor en serie</text:p>
      <text:p text:style-name="P5"><text:s text:c="4"/>resetData();</text:p>
      <text:p text:style-name="P5"><text:s text:c="4"/>radio.begin(); /* Comience la operación del chip</text:p>
      <text:p text:style-name="P5"><text:s text:c="8"/>Llame a esto en setup (), antes de llamar a cualquier otro método.</text:p>
      <text:p text:style-name="P5"><text:s text:c="8"/>@code radio.begin () @endcode */</text:p>
      <text:p text:style-name="P5"><text:s text:c="4"/>radio.setAutoAck(false); /* Habilitar o deshabilitar paquetes de reconocimiento automático</text:p>
      <text:p text:style-name="P5"><text:s text:c="8"/>Esto está habilitado de forma predeterminada, por lo que solo es necesario si desea activar</text:p>
      <text:p text:style-name="P5"><text:s text:c="8"/>fuera por alguna razón.</text:p>
      <text:p text:style-name="P5"><text:s text:c="8"/>@param enable Si habilitar (verdadero) o deshabilitar (falso) auto-ack */</text:p>
      <text:p text:style-name="P5"><text:s text:c="4"/>radio.setDataRate(RF24_250KBPS);/*Establecer la velocidad de transmisión de datos (RF24_250KBPS)</text:p>
      <text:p text:style-name="P5"><text:s text:c="8"/>La configuración de @warning RF24_250KBPS fallará para otras velocidades</text:p>
      <text:p text:style-name="P5"><text:s text:c="8"/>@param velocidad RF24_250KBPS para 250kbs, RF24_1MBPS para 1Mbps o RF24_2MBPS para 2Mbps*/</text:p>
      <text:p text:style-name="P5"><text:s text:c="4"/>radio.openReadingPipe(1,pipeIn);</text:p>
      <text:p text:style-name="P5"><text:s text:c="4"/>/* Abra una pipa para leer </text:p>
      <text:p text:style-name="P5"><text:s text:c="4"/>@note Para compatibilidad solo con código antiguo, vea la nueva función</text:p>
      <text:p text:style-name="P5"><text:s text:c="4"/>@warning Pipes 1-5 debería compartir los primeros 32 bits.</text:p>
      <text:p text:style-name="P5"><text:s text:c="4"/>Solo el byte menos significativo debe ser único, p.</text:p>
      <text:p text:style-name="P5"><text:s text:c="4"/>@código</text:p>
      <text:p text:style-name="P5"><text:s text:c="4"/>openReadingPipe (1,0xF0F0F0F0AA);</text:p>
      <text:p text:style-name="P5"><text:s text:c="4"/>openReadingPipe (2,0xF0F0F0F066);</text:p>
      <text:p text:style-name="P5"><text:s text:c="4"/>@endcode</text:p>
      <text:p text:style-name="P5"><text:s text:c="4"/>@warning Pipe 0 también es utilizado por el canal de escritura. Entonces si abres</text:p>
      <text:p text:style-name="P5"><text:s text:c="4"/>pipe 0 para leer, y luego startListening(), sobrescribirá el canal de escritura Ergo, </text:p>
      <text:p text:style-name="P5"><text:s text:c="4"/>haz un openWritingPipe() nuevamente antes de escribir ().</text:p>
      <text:p text:style-name="P5"><text:s text:c="4"/>@param number Qué canal # abrir, 0-5.</text:p>
      <text:p text:style-name="P5"><text:s text:c="4"/>@param address La dirección de 40 bits del canal para abrir. */</text:p>
      <text:p text:style-name="P5"/>
      <text:p text:style-name="P5"><text:s text:c="4"/>//comenzamos la comunicación por radio</text:p>
      <text:p text:style-name="P5"><text:s text:c="4"/>radio.startListening();/* Comience a escuchar en los canales abiertas para leer.</text:p>
      <text:p text:style-name="P5"/>
      <text:p text:style-name="P5"><text:s text:c="4"/>1. Asegúrese de llamar a openReadingPipe() primero.</text:p>
      <text:p text:style-name="P5"><text:s text:c="4"/>2. No llame a write() mientras esté en este modo, sin antes llamar a stopListening().</text:p>
      <text:p text:style-name="P5"><text:s text:c="4"/>3. Llame a available() para verificar el tráfico entrante y read() para obtenerlo.</text:p>
      <text:p text:style-name="P5"/>
      <text:p text:style-name="P5"><text:s text:c="4"/>@código</text:p>
      <text:p text:style-name="P5"><text:s text:c="4"/>Abra el canal de lectura 1 usando la dirección CCCECCCECC</text:p>
      <text:p text:style-name="P5"/>
      <text:p text:style-name="P5"><text:s text:c="4"/>dirección de byte [] = {0xCC, 0xCE, 0xCC, 0xCE, 0xCC};</text:p>
      <text:p text:style-name="P5"><text:s text:c="4"/>radio.openReadingPipe (1, dirección);</text:p>
      <text:p text:style-name="P5"><text:s text:c="4"/>radio.startListening ();</text:p>
      <text:p text:style-name="P5"><text:s text:c="4"/>@endcode</text:p>
      <text:p text:style-name="P5"><text:s text:c="4"/>*/</text:p>
      <text:p text:style-name="P5"><text:soft-page-break/>}</text:p>
      <text:p text:style-name="P5"/>
      <text:p text:style-name="P5">/******Restablezca los datos recibidos a 0 si se pierde la conexión******/</text:p>
      <text:p text:style-name="P5">unsigned long lastRecvTime = 0;</text:p>
      <text:p text:style-name="P5">void recvData(){</text:p>
      <text:p text:style-name="P5"><text:s text:c="4"/>while ( radio.available() ) /* Compruebe si hay bytes disponibles (availables) para leer</text:p>
      <text:p text:style-name="P5"><text:s text:c="4"/>@código: if (radio.available ()) </text:p>
      <text:p text:style-name="P5"><text:s text:c="16"/>{radio.read (&amp; data, sizeof (data));} @endcode</text:p>
      <text:p text:style-name="P5"><text:s text:c="4"/>@return Verdadero si hay una carga útil disponible, falso si no hay ninguno</text:p>
      <text:p text:style-name="P5"><text:s text:c="4"/>*/</text:p>
      <text:p text:style-name="P5"><text:s text:c="4"/>{</text:p>
      <text:p text:style-name="P5"><text:s text:c="4"/>radio.read(&amp;data, sizeof(MyData));</text:p>
      <text:p text:style-name="P5"><text:s text:c="4"/>/* Lea la carga disponible</text:p>
      <text:p text:style-name="P5"><text:s text:c="4"/>El tamaño de los datos leídos es el tamaño fijo de la carga útil, consulte getPayloadSize ()</text:p>
      <text:p text:style-name="P5"><text:s text:c="4"/>@note Elegí específicamente 'void *' como tipo de datos para hacerlo más fácil</text:p>
      <text:p text:style-name="P5"><text:s text:c="4"/>para principiantes para usar. No se necesita fundición.</text:p>
      <text:p text:style-name="P5"><text:s text:c="4"/>@note Ya no es booleano. Uso disponible para determinar si los paquetes son</text:p>
      <text:p text:style-name="P5"><text:s text:c="4"/>disponible. Las banderas de interrupción ahora se borran durante las lecturas en lugar de</text:p>
      <text:p text:style-name="P5"><text:s text:c="4"/>cuando llame disponible ().</text:p>
      <text:p text:style-name="P5"><text:s text:c="4"/>@param buf Puntero a un búfer donde se deben escribir los datos</text:p>
      <text:p text:style-name="P5"><text:s text:c="4"/>@param len Número máximo de bytes para leer en el búfer</text:p>
      <text:p text:style-name="P5"/>
      <text:p text:style-name="P5"><text:s text:c="4"/>@código: <text:s/>if (radio.available ()) </text:p>
      <text:p text:style-name="P5"><text:s text:c="16"/>{radio.read (&amp; data, sizeof (data));} @endcode</text:p>
      <text:p text:style-name="P5"><text:s text:c="4"/>@return Sin valor de retorno. Uso disponible ().</text:p>
      <text:p text:style-name="P5"><text:s text:c="4"/>*/</text:p>
      <text:p text:style-name="P5"><text:s text:c="4"/>lastRecvTime = millis(); //Aquí recibimos los datos</text:p>
      <text:p text:style-name="P5"><text:s text:c="4"/>}</text:p>
      <text:p text:style-name="P5">}</text:p>
      <text:p text:style-name="P5"/>
      <text:p text:style-name="P5">void loop()</text:p>
      <text:p text:style-name="P5">{</text:p>
      <text:p text:style-name="P5"><text:s text:c="4"/>recvData();</text:p>
      <text:p text:style-name="P5"><text:s text:c="4"/>unsigned long now = millis();</text:p>
      <text:p text:style-name="P5"><text:s text:c="4"/>//Aquí verificamos si hemos perdido la señal, si lo hicimos restablecemos los valores</text:p>
      <text:p text:style-name="P5"><text:s text:c="4"/>if ( now - lastRecvTime &gt; 1000 ){</text:p>
      <text:p text:style-name="P5"><text:s text:c="8"/>// Señal perdida?</text:p>
      <text:p text:style-name="P5"><text:s text:c="8"/>resetData();</text:p>
      <text:p text:style-name="P5"><text:s text:c="4"/>}</text:p>
      <text:p text:style-name="P5"><text:s text:c="4"/>Serial.print("Potentiometer: "); Serial.println(data.pot_value); </text:p>
      <text:p text:style-name="P5"><text:s text:c="4"/>analogWrite(Led_Yellow,data.pot_value);</text:p>
      <text:p text:style-name="P5"><text:s text:c="4"/>digitalWrite(Led_Green,data.entrada_prueba);</text:p>
      <text:p text:style-name="P5"><text:s text:c="4"/>digitalWrite(Led_Red,data.signal);</text:p>
      <text:p text:style-name="P5"/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6:54:11.850704642</meta:creation-date>
    <dc:date>2020-05-24T19:01:25.203486653</dc:date>
    <meta:editing-duration>PT2H36M5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204" meta:word-count="1165" meta:character-count="8493" meta:non-whitespace-character-count="6886"/>
  </office:meta>
</office:document-meta>
</file>